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abygir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ttyka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onki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omboo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ysteri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unish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edoor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peles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ugust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aleri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r1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leyca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yan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ivagir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umphre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jtiest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oldier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niel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itbri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otifu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211221" calcext:value-type="float">
            <text:p>122112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nie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vidle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bbigai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oney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IDER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yasit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angzta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urnsid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gel10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morlov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ucku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lmiss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outhen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olfmik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resley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vensta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5162516" calcext:value-type="float">
            <text:p>251625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bert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eremy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ina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okie1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ownie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shley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lamor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llevu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ristiu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eremy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hone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onnetj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varez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ristel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stema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llege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dapak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eroze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dward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owgir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ubber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lem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ysroc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xfrea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kota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orts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ammaph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101983" calcext:value-type="float">
            <text:p>1010198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ucylou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abanz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ooby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ropkic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021991" calcext:value-type="float">
            <text:p>1202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halkit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ustin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terh2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xaman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lling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071990" calcext:value-type="float">
            <text:p>607199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ther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agles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061986" calcext:value-type="float">
            <text:p>200619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mmer9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amlia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ston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121984" calcext:value-type="float">
            <text:p>1112198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upou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tsallm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pples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101990" calcext:value-type="float">
            <text:p>910199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hnapp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kerma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labol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5081991" calcext:value-type="float">
            <text:p>1508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ooby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eanne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elsea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091990" calcext:value-type="float">
            <text:p>2109199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ctor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123456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mbon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shley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8091987" calcext:value-type="float">
            <text:p>180919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odle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jdevil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rses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bilic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061991" calcext:value-type="float">
            <text:p>2106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ellow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ink199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uliema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llege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9011992" calcext:value-type="float">
            <text:p>290119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061987" calcext:value-type="float">
            <text:p>90619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ilent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ssipp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rvard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enda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8031985" calcext:value-type="float">
            <text:p>2803198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031989" calcext:value-type="float">
            <text:p>90319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eed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issan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itlyn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mpst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7091989" calcext:value-type="float">
            <text:p>170919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lshbo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bbie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tin5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neeyr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nnis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xleros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021989" calcext:value-type="float">
            <text:p>260219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11987" calcext:value-type="float">
            <text:p>100119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aylor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ink19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lui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llomu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kota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stard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9021988" calcext:value-type="float">
            <text:p>290219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211987" calcext:value-type="float">
            <text:p>112119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nian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lehig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thry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ooty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inos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yandaj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3101984" calcext:value-type="float">
            <text:p>2310198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071986" calcext:value-type="float">
            <text:p>90719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oyboy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ooby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ichola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uise9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sper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elizdi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son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ex19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5091985" calcext:value-type="float">
            <text:p>2509198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011988" calcext:value-type="float">
            <text:p>110119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anfane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ignmei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lastic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agrac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ller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ighwin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isney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yrdga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manda3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021986" calcext:value-type="float">
            <text:p>260219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4022533" calcext:value-type="float">
            <text:p>1402253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ourmom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even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ckda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icole7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uverbo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unior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rley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inamit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ubble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gel1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79cama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welcom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51986" calcext:value-type="float">
            <text:p>100519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eange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anky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bert7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ollitsac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lind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ssme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gnacio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milia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lonmor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rnabeu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HIANN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121995" calcext:value-type="float">
            <text:p>261219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7041984" calcext:value-type="float">
            <text:p>1704198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081981" calcext:value-type="float">
            <text:p>9081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hiteow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b-ze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ramag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okie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unchk1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ucky0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landr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tmail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rosty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adbea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los8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nana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didas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1031992" calcext:value-type="float">
            <text:p>310319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122531" calcext:value-type="float">
            <text:p>201225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371237" calcext:value-type="float">
            <text:p>1237123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111984" calcext:value-type="float">
            <text:p>411198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ctor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gafoo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hrad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qwerty3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ugget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elissab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ltomm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uggalo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unter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arrita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onnama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ivas0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ston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ureli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ICOLE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9071983" calcext:value-type="float">
            <text:p>2907198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111983" calcext:value-type="float">
            <text:p>2111198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5082531" calcext:value-type="float">
            <text:p>150825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72006" calcext:value-type="float">
            <text:p>100720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52008" calcext:value-type="float">
            <text:p>20520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akerit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nset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akeel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empit4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ngui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ylife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k19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ttle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lboak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saiah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haler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lcons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cisi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icatriz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ittl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rkbar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most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TCH1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312631" calcext:value-type="float">
            <text:p>263126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cuddl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3081980" calcext:value-type="float">
            <text:p>1308198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42005" calcext:value-type="float">
            <text:p>100420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12532" calcext:value-type="float">
            <text:p>211253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rren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dakad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arky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vastr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egina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ickle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estor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ckey3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delyn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evins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ybaby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nice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oker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eorge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afeta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edee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linton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bane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gnos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shlynn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bahmam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adPit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8102528" calcext:value-type="float">
            <text:p>2810252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2021981" calcext:value-type="float">
            <text:p>22021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8092532" calcext:value-type="float">
            <text:p>1809253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23456d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301990" calcext:value-type="float">
            <text:p>930199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102529" calcext:value-type="float">
            <text:p>410252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ebede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ncent.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gers2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ewie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eryly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garik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bbit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bblez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ewpass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llie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halko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ttle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tten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shua3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shikaw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ybaby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erald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llen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olly1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rips2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rger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ooks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ldand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rmani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jaxcie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loveYou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0605060" calcext:value-type="float">
            <text:p>5060506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101983" calcext:value-type="float">
            <text:p>2610198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2012535" calcext:value-type="float">
            <text:p>2201253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112007" calcext:value-type="float">
            <text:p>191120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3love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211991" calcext:value-type="float">
            <text:p>1121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8182004" calcext:value-type="float">
            <text:p>818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041981" calcext:value-type="float">
            <text:p>4041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vonne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llarb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quici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prsta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nowblow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amir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kura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vines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lyview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natha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goctra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onst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elissa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nutd#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dan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yanke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ki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sh199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ishau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ttodd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reatna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uckhim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uro200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onovan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nger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ivile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lso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ttle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arfoo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shton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isa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ARLJA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unce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4885488" calcext:value-type="float">
            <text:p>548854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9122912" calcext:value-type="float">
            <text:p>291229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5012533" calcext:value-type="float">
            <text:p>2501253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111978" calcext:value-type="float">
            <text:p>2011197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082525" calcext:value-type="float">
            <text:p>190825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5051977" calcext:value-type="float">
            <text:p>150519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112530" calcext:value-type="float">
            <text:p>1211253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42006" calcext:value-type="float">
            <text:p>100420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181989" calcext:value-type="float">
            <text:p>61819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082527" calcext:value-type="float">
            <text:p>30825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achary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erasa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urdfac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ongs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zuki8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arten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imbabo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rena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yanros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edbone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retty9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ics20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outlaw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ellie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rbid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guel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ysi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gnum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nnie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zyday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rsty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ktusa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essie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ubaretu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amhott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aven7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ooddog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bian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uches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lanad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ripki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ucky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tcher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uilder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luewin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anie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be199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gelo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berto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ichel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LoveHi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98cama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6933693" calcext:value-type="float">
            <text:p>3693369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8992899" calcext:value-type="float">
            <text:p>2899289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4112004" calcext:value-type="float">
            <text:p>2411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011981" calcext:value-type="float">
            <text:p>21011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881231" calcext:value-type="float">
            <text:p>198812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7102535" calcext:value-type="float">
            <text:p>1710253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3121997" calcext:value-type="float">
            <text:p>1312199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761176" calcext:value-type="float">
            <text:p>1176117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62004" calcext:value-type="float">
            <text:p>1006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122531" calcext:value-type="float">
            <text:p>71225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032006" calcext:value-type="float">
            <text:p>50320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92531" calcext:value-type="float">
            <text:p>20925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vette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hatev3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egas4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avio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eman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yahria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ayout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napple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terat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pt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gewoo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ichely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cing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ochie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stana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ki4ev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odnarb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adiusk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ocow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ldmin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y6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dinl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ynn20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ston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bbyca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dy20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ngtut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kakek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hanna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smin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mnlove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tsals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rriga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opher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arcia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isher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ricka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rugs4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yadir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ncema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pper1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risf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mpi0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milo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ianne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luegra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hebhe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ngko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ustin&lt;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ime66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iya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inter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athan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NTERPO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ianna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6797679" calcext:value-type="float">
            <text:p>7679767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5685213" calcext:value-type="float">
            <text:p>456852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2fucker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092532" calcext:value-type="float">
            <text:p>2609253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3041998" calcext:value-type="float">
            <text:p>2304199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031997" calcext:value-type="float">
            <text:p>2003199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910403" calcext:value-type="float">
            <text:p>199104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732846" calcext:value-type="float">
            <text:p>1973284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6122008" calcext:value-type="float">
            <text:p>161220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3nico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052527" calcext:value-type="float">
            <text:p>120525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261981" calcext:value-type="float">
            <text:p>10261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072529" calcext:value-type="float">
            <text:p>907252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092004" calcext:value-type="float">
            <text:p>709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061976" calcext:value-type="float">
            <text:p>506197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022528" calcext:value-type="float">
            <text:p>302252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amaha8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ston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ergili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uffluc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ng12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eridg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akisaw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ormdo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eedy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lugger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onel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akur9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rewed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lomon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munaw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egina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erae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rincip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laybho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psi4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mela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umber7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ichapa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abilit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ther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ssy99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a1234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x4lif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illac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kael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uixinh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092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mone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emons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dyde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ssmex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enji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gome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se20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haylor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son3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saiah1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lovedeb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rses4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llo4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unnar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obuff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aribay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oxtrot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tima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nrique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astpor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omino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nnis8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ncing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ripz2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mepop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ristn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veli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ranc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bron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ienn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nnie8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schoff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lcant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leigh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tlanta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ne20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mor200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ayna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INTER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INBOW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bug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RSHEY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LIS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5599559" calcext:value-type="float">
            <text:p>9559955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6556655" calcext:value-type="float">
            <text:p>6655665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7944794" calcext:value-type="float">
            <text:p>4794479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1051981" calcext:value-type="float">
            <text:p>31051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8092521" calcext:value-type="float">
            <text:p>280925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5081977" calcext:value-type="float">
            <text:p>250819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2112537" calcext:value-type="float">
            <text:p>2211253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w2e3r4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930406" calcext:value-type="float">
            <text:p>199304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871128" calcext:value-type="float">
            <text:p>1987112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112521" calcext:value-type="float">
            <text:p>191125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6092524" calcext:value-type="float">
            <text:p>160925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3799731" calcext:value-type="float">
            <text:p>137997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271978" calcext:value-type="float">
            <text:p>1227197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152004" calcext:value-type="float">
            <text:p>1115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91979" calcext:value-type="float">
            <text:p>1009197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8141986" calcext:value-type="float">
            <text:p>81419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201987" calcext:value-type="float">
            <text:p>62019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261991" calcext:value-type="float">
            <text:p>426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042531" calcext:value-type="float">
            <text:p>30425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31991" calcext:value-type="float">
            <text:p>123199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andale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akaree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illow2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nker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ero19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yrone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ibalaj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keitup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omas3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eneder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anapo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persub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itch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ngebob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oldout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kulls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rimp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aron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xyass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otty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ndra4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ute20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mans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ichard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ebbec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cing6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sp4lif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oper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isces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hilip4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tylov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igele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oktavia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obuyuk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evaeh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aranja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uscari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omoo0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zzsex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lanel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eow63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y819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tha5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i19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lone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caro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uapnhoj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091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nf902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llie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eodavi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sexy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1lway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moral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ki4ev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eeproc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mbal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ulyfou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rdan4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ingle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enjen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quan0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1o1s1h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mcrazy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l0vej0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tstuf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ckey3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arts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mbli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reen2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odcros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eorge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0nzalez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rankis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inance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keass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ricuch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lite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uranda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oodle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igger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mi199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sani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king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romlec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ors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dabea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ryst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errys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kkar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rinh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meri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uffyan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enda3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oger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loods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gmama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nelli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tman5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guett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besru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ssface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quarel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gela7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mnjm7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exus0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eriann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terlo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INGLE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umber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uren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SON14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RANCOI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ERRY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ghara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3122015" calcext:value-type="float">
            <text:p>931220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7847784" calcext:value-type="float">
            <text:p>7784778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0046004" calcext:value-type="float">
            <text:p>60046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8464846" calcext:value-type="float">
            <text:p>4846484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5823582" calcext:value-type="float">
            <text:p>3582358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2mybaby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8012004" calcext:value-type="float">
            <text:p>2801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5212527" calcext:value-type="float">
            <text:p>252125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3102534" calcext:value-type="float">
            <text:p>231025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031973" calcext:value-type="float">
            <text:p>2103197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laure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930730" calcext:value-type="float">
            <text:p>1993073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890420" calcext:value-type="float">
            <text:p>198904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851992" calcext:value-type="float">
            <text:p>198519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102003" calcext:value-type="float">
            <text:p>191020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7052535" calcext:value-type="float">
            <text:p>1705253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5011980" calcext:value-type="float">
            <text:p>1501198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813578" calcext:value-type="float">
            <text:p>1281357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122424" calcext:value-type="float">
            <text:p>121224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062537" calcext:value-type="float">
            <text:p>1106253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032008" calcext:value-type="float">
            <text:p>100320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011974" calcext:value-type="float">
            <text:p>901197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211995" calcext:value-type="float">
            <text:p>72119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082534" calcext:value-type="float">
            <text:p>60825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032534" calcext:value-type="float">
            <text:p>50325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241980" calcext:value-type="float">
            <text:p>324198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131996" calcext:value-type="float">
            <text:p>213199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92526" calcext:value-type="float">
            <text:p>10925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malqp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oyo20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asami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www11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ilson8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rsd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lwort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pers3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egas0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united1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urner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ipleh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roroj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byran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llyto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eros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erry14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aztaz1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amoalex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weety7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nrise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ratus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tardat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ponge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ootydo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nake7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later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inger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orty5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effor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haneki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xyboy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eniors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chiff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ntucc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ami200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yliero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xana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meobo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jmm798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honda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eena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yray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akker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queeno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sycho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werag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oohsbo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layer8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inkdus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hilli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layit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sseor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anama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ottoma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olegovn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ungnu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oelia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ike.co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ew2thi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aynay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nananit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ylee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umdad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rris5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ngki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ko0mko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nime4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ka123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etoyou!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elanny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ymay2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tic14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lou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rie21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nu200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lone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ggie7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OBSCE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ulu242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see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ve17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ooney1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johns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ltyl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ilcurt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es4lif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ylani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ngsu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ladilla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rueger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night6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ngric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ickass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elsie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tkitt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andido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unshe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ulie9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sephi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hnnoa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inx26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essi1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effrey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vier8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n1234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ade1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talia8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ndosia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lusio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il0v3h1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ussain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tfrea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omies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ipeep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llo14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rryja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ailey7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rizzle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ordybo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money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ibson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elocut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gabz4ev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uchogol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rance1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loati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errare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mily8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ugene9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ric11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merson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eileen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ylan61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rejon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onomar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ivine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ianitt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nnis3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ebbie5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rryl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ngski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costa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ucumb3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yote2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olki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ole199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laude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rista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inafe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effi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hange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b7tun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nell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ndie1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iden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unkers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yan45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renden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ychil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ongtok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lue180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jk_19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igfrea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tlogi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lla3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bulldo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nk074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dboy6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aby1bo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vabel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shleyr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reusur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neja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gel36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mormio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quiro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lextasy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kintoh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didas6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aron20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az1234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SURABAY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RODDRIC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PEPPER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ike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MADDEN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Krysti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JOANNA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FABULOS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DANGDA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CARO199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BERENIS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ANDREA0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5119511" calcext:value-type="float">
            <text:p>9511951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86148614" calcext:value-type="float">
            <text:p>861486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8945625" calcext:value-type="float">
            <text:p>789456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6vdakqz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1456145" calcext:value-type="float">
            <text:p>6145614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3765376" calcext:value-type="float">
            <text:p>5376537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8224822" calcext:value-type="float">
            <text:p>482248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3october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1762689" calcext:value-type="float">
            <text:p>3176268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2good4y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8052536" calcext:value-type="float">
            <text:p>2805253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6092533" calcext:value-type="float">
            <text:p>2609253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5071969" calcext:value-type="float">
            <text:p>2507196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3932393" calcext:value-type="float">
            <text:p>2393239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2031968" calcext:value-type="float">
            <text:p>2203196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0071972" calcext:value-type="float">
            <text:p>2007197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merlin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allys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930608" calcext:value-type="float">
            <text:p>1993060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901115" calcext:value-type="float">
            <text:p>1990111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880321" calcext:value-type="float">
            <text:p>1988032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850705" calcext:value-type="float">
            <text:p>1985070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9790425" calcext:value-type="float">
            <text:p>1979042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8461846" calcext:value-type="float">
            <text:p>18461846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7052004" calcext:value-type="float">
            <text:p>1705200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5111965" calcext:value-type="float">
            <text:p>1511196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4062537" calcext:value-type="float">
            <text:p>1406253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2step1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123456+-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2062522" calcext:value-type="float">
            <text:p>1206252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1131975" calcext:value-type="float">
            <text:p>1113197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0151972" calcext:value-type="float">
            <text:p>1015197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9191997" calcext:value-type="float">
            <text:p>919199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8191992" calcext:value-type="float">
            <text:p>81919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7221993" calcext:value-type="float">
            <text:p>722199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6201999" calcext:value-type="float">
            <text:p>620199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5251992" calcext:value-type="float">
            <text:p>525199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262533" calcext:value-type="float">
            <text:p>426253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3251993" calcext:value-type="float">
            <text:p>325199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2291972" calcext:value-type="float">
            <text:p>229197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1311974" calcext:value-type="float">
            <text:p>131197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float" office:value="480048" calcext:value-type="float">
            <text:p>480048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ulkefli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emecki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zaCre6ud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ourroc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hayha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yankee5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xx123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x132693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onder8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ings7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ilailak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sting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eed420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sim123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waileong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vian1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iking7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erdeluz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vanillaa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usher100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uilani65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wotrees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urismo1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umbon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ident2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ramtram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rnelle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nilso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oddles9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tans14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mtim27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iffanyh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iritun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heflirt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  <table:table-row table:style-name="ro1">
          <table:table-cell office:value-type="string" calcext:value-type="string">
            <text:p>tevaleno</text:p>
          </table:table-cell>
          <table:table-cell table:number-columns-repeated="8"/>
          <table:table-cell office:value-type="string" calcext:value-type="string">
            <text:p>(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18:03.257246124</meta:creation-date>
    <dc:date>2018-09-29T17:23:16.295315740</dc:date>
    <meta:editing-duration>PT5M15S</meta:editing-duration>
    <meta:editing-cycles>1</meta:editing-cycles>
    <meta:document-statistic meta:table-count="1" meta:cell-count="2000" meta:object-count="0"/>
    <meta:generator>LibreOffice/6.0.3.2$Linux_X86_64 LibreOffice_project/00m0$Build-2</meta:generator>
  </office:meta>
</office:document-meta>
</file>